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language="en" fo:country="US" officeooo:rsid="001abd0b" officeooo:paragraph-rsid="001abd0b"/>
    </style:style>
    <style:style style:name="P2" style:family="paragraph" style:parent-style-name="Text_20_body">
      <style:paragraph-properties fo:text-align="start" style:justify-single-word="false"/>
      <style:text-properties fo:language="en" fo:country="US" officeooo:rsid="001abd0b" officeooo:paragraph-rsid="001acc5e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rsid="001acc5e" officeooo:paragraph-rsid="001acc5e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1bf5ff" officeooo:paragraph-rsid="001bf5ff"/>
    </style:style>
    <style:style style:name="P5" style:family="paragraph" style:parent-style-name="Text_20_body">
      <style:paragraph-properties fo:text-align="start" style:justify-single-word="false"/>
      <style:text-properties fo:language="en" fo:country="US" officeooo:rsid="001cd191" officeooo:paragraph-rsid="001cd191"/>
    </style:style>
    <style:style style:name="P6" style:family="paragraph" style:parent-style-name="Text_20_body">
      <style:paragraph-properties fo:text-align="start" style:justify-single-word="false"/>
      <style:text-properties fo:language="en" fo:country="US" officeooo:rsid="001e0470" officeooo:paragraph-rsid="001e0470"/>
    </style:style>
    <style:style style:name="P7" style:family="paragraph" style:parent-style-name="Text_20_body">
      <style:paragraph-properties fo:text-align="start" style:justify-single-word="false"/>
      <style:text-properties fo:language="en" fo:country="US" officeooo:rsid="001f00aa" officeooo:paragraph-rsid="001f00aa"/>
    </style:style>
    <style:style style:name="P8" style:family="paragraph" style:parent-style-name="Text_20_body">
      <style:paragraph-properties fo:text-align="start" style:justify-single-word="false"/>
      <style:text-properties officeooo:rsid="001abd0b" officeooo:paragraph-rsid="001abd0b"/>
    </style:style>
    <style:style style:name="P9" style:family="paragraph" style:parent-style-name="Text_20_body">
      <style:paragraph-properties fo:text-align="start" style:justify-single-word="false"/>
      <style:text-properties fo:language="ru" fo:country="RU" officeooo:rsid="001bf5ff" officeooo:paragraph-rsid="001bf5ff"/>
    </style:style>
    <style:style style:name="P10" style:family="paragraph" style:parent-style-name="Heading_20_1">
      <style:paragraph-properties fo:text-align="center" style:justify-single-word="false"/>
      <style:text-properties fo:language="en" fo:country="US" officeooo:rsid="001abd0b" officeooo:paragraph-rsid="001abd0b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bf5ff"/>
    </style:style>
    <style:style style:name="T4" style:family="text">
      <style:text-properties fo:language="ru" fo:country="RU" officeooo:rsid="001cd191"/>
    </style:style>
    <style:style style:name="T5" style:family="text">
      <style:text-properties officeooo:rsid="001acc5e"/>
    </style:style>
    <style:style style:name="T6" style:family="text">
      <style:text-properties officeooo:rsid="001bf5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pring</text:h>
      <text:p text:style-name="P8"><text:span text:style-name="T1">Principal (</text:span><text:span text:style-name="T2">запрашивающая сторона физи лицо или другая система) </text:span></text:p>
      <text:p text:style-name="P8"><text:span text:style-name="T2"><text:tab/>идентификация (определение принципала)</text:span></text:p>
      <text:p text:style-name="P8"><text:span text:style-name="T2"><text:tab/>аутентификация (проверка подлиности принципала)</text:span></text:p>
      <text:p text:style-name="P8"><text:span text:style-name="T2"><text:tab/>авторизация (какие права даны принципалу)</text:span></text:p>
      <text:p text:style-name="P2">http <text:span text:style-name="T5">authentication</text:span> </text:p>
      <text:p text:style-name="P1"><text:span text:style-name="T2"><text:tab/>при первом обращение браузеру отправляют ответ 401 (не авторизован)</text:span></text:p>
      <text:p text:style-name="P1"><text:span text:style-name="T2"><text:tab/>маленькое окошко логин пароль</text:span></text:p>
      <text:p text:style-name="P1"><text:span text:style-name="T2"><text:tab/>после этого логин и пароль добавляются во все запросы (не шифруя, только </text:span>base64)</text:p>
      <text:p text:style-name="P3">digest</text:p>
      <text:p text:style-name="P3"><text:tab/><text:span text:style-name="T2">пароль передаётся в виде </text:span>md5 <text:s/><text:span text:style-name="T2">вместе с </text:span>sole</text:p>
      <text:p text:style-name="P3">form <text:s/>authentication</text:p>
      <text:p text:style-name="P3"><text:tab/><text:span text:style-name="T2">аутентификация по паролю</text:span></text:p>
      <text:p text:style-name="P3"><text:span text:style-name="T2"><text:tab/></text:span><text:span text:style-name="T3">передача логина пароля в пост запросе и на сервере создаётся </text:span><text:span text:style-name="T6">session token </text:span><text:span text:style-name="T3">который записывают в </text:span><text:span text:style-name="T6">cookie </text:span></text:p>
      <text:p text:style-name="P9"/>
      <text:p text:style-name="P9">система</text:p>
      <text:p text:style-name="P9"><text:tab/>устойчива к перебору</text:p>
      <text:p text:style-name="P9"><text:tab/>требования в паролю</text:p>
      <text:p text:style-name="P9"><text:tab/>передача паролей и токенов только в зашифрованном виде</text:p>
      <text:p text:style-name="P9"/>
      <text:p text:style-name="P9">хранение паролей</text:p>
      <text:p text:style-name="P3"><text:tab/><text:span text:style-name="T3">хранить не пароли а хеш</text:span></text:p>
      <text:p text:style-name="P3"><text:span text:style-name="T3"><text:tab/></text:span></text:p>
      <text:p text:style-name="P4"><text:span text:style-name="T2">аутентификация по сертификатам</text:span></text:p>
      <text:p text:style-name="P4"><text:span text:style-name="T2"><text:tab/>обычно поверх не </text:span>http <text:s/><text:span text:style-name="T2">а поверх </text:span>ssl <text:span text:style-name="T2">или </text:span>tls</text:p>
      <text:p text:style-name="P4"><text:tab/><text:span text:style-name="T2">у сервера есть сертификаты всех клиентов</text:span></text:p>
      <text:p text:style-name="P4"><text:span text:style-name="T2"><text:tab/><text:tab/>сертификат (вся информация о принципале + открытый ключ)</text:span></text:p>
      <text:p text:style-name="P4"><text:span text:style-name="T2"><text:tab/><text:tab/><text:tab/>должен быть подписан </text:span><text:span text:style-name="T4">(доверенным центром сертификации)</text:span></text:p>
      <text:p text:style-name="P5"><text:span text:style-name="T2">двух факторная аутентификация по одноразовым паролям</text:span></text:p>
      <text:p text:style-name="P5"><text:soft-page-break/><text:span text:style-name="T2">аутентификация по токенам</text:span></text:p>
      <text:p text:style-name="P5"><text:span text:style-name="T2"><text:tab/>необходим провайдер токенов</text:span></text:p>
      <text:p text:style-name="P5"><text:span text:style-name="T2"><text:tab/></text:span>oAuth</text:p>
      <text:p text:style-name="P5"><text:tab/>OpenID</text:p>
      <text:p text:style-name="P5"/>
      <text:p text:style-name="P5">Spring Security</text:p>
      <text:p text:style-name="P5"><text:tab/><text:span text:style-name="T2">предоставление механизмов авторизации и аутонтификации</text:span></text:p>
      <text:p text:style-name="P6"><text:span text:style-name="T2"><text:tab/>работает на сервлет фильтрах (все его методы выполняются до сервлета)</text:span></text:p>
      <text:p text:style-name="P6"><text:span text:style-name="T2"><text:tab/></text:span></text:p>
      <text:p text:style-name="P6"><text:span text:style-name="T2">фильтры выполняются по очереди (</text:span>chain)</text:p>
      <text:p text:style-name="P6">delegating filter proxy <text:span text:style-name="T2">прокси который </text:span></text:p>
      <text:p text:style-name="P6">security context holder <text:span text:style-name="T2">содержит всю необходимую информацию о текущем контексте безопасности </text:span></text:p>
      <text:p text:style-name="P6">security context <text:span text:style-name="T2">объект который хранит все объект </text:span>authentication <text:span text:style-name="T2">и служебную информацию</text:span></text:p>
      <text:p text:style-name="P6">authentication<text:span text:style-name="T2"> хранит в себе информацию о </text:span>principle</text:p>
      <text:p text:style-name="P6"/>
      <text:p text:style-name="P6">granted authority <text:span text:style-name="T2">отображает роль принципала</text:span></text:p>
      <text:p text:style-name="P6">user details <text:span text:style-name="T2">вся необходимая информация для построения <text:s/></text:span>authority</text:p>
      <text:p text:style-name="P7">user detail service <text:span text:style-name="T2">позволяет получить </text:span>user details (<text:span text:style-name="T2">прописать в </text:span>xml, <text:span text:style-name="T2">хранить в базе и тд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09:04:38.598000000</meta:creation-date>
    <meta:generator>LibreOffice/5.2.2.2$Windows_x86 LibreOffice_project/8f96e87c890bf8fa77463cd4b640a2312823f3ad</meta:generator>
    <dc:date>2016-11-02T13:01:01.761000000</dc:date>
    <meta:editing-duration>PT2H54M30S</meta:editing-duration>
    <meta:editing-cycles>1</meta:editing-cycles>
    <meta:document-statistic meta:table-count="0" meta:image-count="0" meta:object-count="0" meta:page-count="2" meta:paragraph-count="43" meta:word-count="231" meta:character-count="1736" meta:non-whitespace-character-count="1510"/>
  </office:meta>
</office:document-meta>
</file>